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68b7" officeooo:paragraph-rsid="000868b7"/>
    </style:style>
    <style:style style:name="P2" style:family="paragraph" style:parent-style-name="Standard">
      <style:text-properties officeooo:rsid="00087261" officeooo:paragraph-rsid="00087261"/>
    </style:style>
    <style:style style:name="P3" style:family="paragraph" style:parent-style-name="Standard">
      <style:text-properties officeooo:paragraph-rsid="000868b7"/>
    </style:style>
    <style:style style:name="T1" style:family="text">
      <style:text-properties officeooo:rsid="000868b7"/>
    </style:style>
    <style:style style:name="T2" style:family="text">
      <style:text-properties officeooo:rsid="00087261"/>
    </style:style>
    <style:style style:name="T3" style:family="text">
      <style:text-properties officeooo:rsid="000a4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recursividade é uma função de sub-rotinas, que em um código limitado pode chamar a si mesma finitas ou infinitas vezes de acordo com a aplicação. Então uma função recursiva é capaz de utilizar um software para produzir milhares de sentenças, designs ou outros tipos de dados.</text:p>
      <text:p text:style-name="P1"/>
      <text:p text:style-name="P3"><text:span text:style-name="T1">Um exemplo da: </text:span>Torre de Hanoi, Fatorial, Seq<text:span text:style-name="T2">u</text:span>ência de Fibonacci <text:span text:style-name="T3">e Processo de algoritmos Árvores.</text:span></text:p>
      <text:p text:style-name="P1"/>
      <text:p text:style-name="P1">Recursão <text:span text:style-name="T3">in</text:span>direta: <text:s/>é quando uma função passa por um processo de hierarquia de chamadas <text:span text:style-name="T3">implícitas </text:span>dentro de outras funções até ser chamada <text:span text:style-name="T2">de maneira</text:span> <text:span text:style-name="T2">explicita </text:span>novamente.</text:p>
      <text:p text:style-name="P1"/>
      <text:p text:style-name="P2">Recursão direta; é quando uma função faz chamada explicita de si mesma, de acordo com sua quantidade de processo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53:51.614035769</meta:creation-date>
    <dc:date>2019-08-20T11:16:31.826853284</dc:date>
    <meta:editing-duration>PT2M19S</meta:editing-duration>
    <meta:editing-cycles>1</meta:editing-cycles>
    <meta:document-statistic meta:table-count="0" meta:image-count="0" meta:object-count="0" meta:page-count="1" meta:paragraph-count="4" meta:word-count="107" meta:character-count="659" meta:non-whitespace-character-count="555"/>
    <meta:generator>LibreOffice/6.0.7.3$Linux_X86_64 LibreOffice_project/00m0$Build-3</meta:generator>
  </office:meta>
</office:document-meta>
</file>